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69pt" svg:height="255.23pt" svg:x="875.25pt" svg:y="337.32pt">
            <loext:p draw:notify-on-update-of-ranges="test.AT2:test.AT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89.51pt" svg:y="15.62pt">
            <loext:p draw:notify-on-update-of-ranges="test.AW2:test.AW22 test.AX2:test.AX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number-columns-repeated="7" table:default-cell-style-name="Default"/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AVERAGE([.B2:.AQ2])" office:value-type="float" office:value="0.799047619047619" calcext:value-type="float">
            <text:p>0.799047619</text:p>
          </table:table-cell>
          <table:table-cell table:formula="of:=[.AS2]/MAX([.$AS$2:.$AS$22])" office:value-type="float" office:value="0.917943107221007" calcext:value-type="float">
            <text:p>0.917943107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V2]*7.52*2+60" office:value-type="float" office:value="75.04" calcext:value-type="float">
            <text:p>75.04</text:p>
          </table:table-cell>
          <table:table-cell office:value-type="float" office:value="0.917943107221007" calcext:value-type="float">
            <text:p>0.9179431072</text:p>
          </table:table-cell>
          <table:table-cell table:formula="of:=[.AX2]/MAX([.$AS$2:.$AS$22])" office:value-type="float" office:value="1.0545298277703" calcext:value-type="float">
            <text:p>1.05452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AVERAGE([.B3:.AQ3])" office:value-type="float" office:value="0.833333333333333" calcext:value-type="float">
            <text:p>0.8333333333</text:p>
          </table:table-cell>
          <table:table-cell table:formula="of:=[.AS3]/MAX([.$AS$2:.$AS$22])" office:value-type="float" office:value="0.957330415754923" calcext:value-type="float">
            <text:p>0.957330415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V3]*7.52*2+60" office:value-type="float" office:value="90.08" calcext:value-type="float">
            <text:p>90.08</text:p>
          </table:table-cell>
          <table:table-cell office:value-type="float" office:value="0.957330415754923" calcext:value-type="float">
            <text:p>0.9573304158</text:p>
          </table:table-cell>
          <table:table-cell table:formula="of:=[.AX3]/MAX([.$AS$2:.$AS$22])" office:value-type="float" office:value="1.09977782991539" calcext:value-type="float">
            <text:p>1.0997778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AVERAGE([.B4:.AQ4])" office:value-type="float" office:value="0.87047619047619" calcext:value-type="float">
            <text:p>0.8704761905</text:p>
          </table:table-cell>
          <table:table-cell table:formula="of:=[.AS4]/MAX([.$AS$2:.$AS$22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V4]*7.52*2+60" office:value-type="float" office:value="105.12" calcext:value-type="float">
            <text:p>105.12</text:p>
          </table:table-cell>
          <table:table-cell office:value-type="float" office:value="1" calcext:value-type="float">
            <text:p>1</text:p>
          </table:table-cell>
          <table:table-cell table:formula="of:=[.AX4]/MAX([.$AS$2:.$AS$22])" office:value-type="float" office:value="1.14879649890591" calcext:value-type="float">
            <text:p>1.1487964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5:.AQ5])" office:value-type="float" office:value="0.785714285714286" calcext:value-type="float">
            <text:p>0.7857142857</text:p>
          </table:table-cell>
          <table:table-cell table:formula="of:=[.AS5]/MAX([.$AS$2:.$AS$22])" office:value-type="float" office:value="0.902625820568928" calcext:value-type="float">
            <text:p>0.902625820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V5]*7.52*2+60" office:value-type="float" office:value="120.16" calcext:value-type="float">
            <text:p>120.16</text:p>
          </table:table-cell>
          <table:table-cell office:value-type="float" office:value="0.902625820568928" calcext:value-type="float">
            <text:p>0.9026258206</text:p>
          </table:table-cell>
          <table:table-cell table:formula="of:=[.AX5]/MAX([.$AS$2:.$AS$22])" office:value-type="float" office:value="1.03693338249166" calcext:value-type="float">
            <text:p>1.0369333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AVERAGE([.B6:.AQ6])" office:value-type="float" office:value="0.785714285714286" calcext:value-type="float">
            <text:p>0.7857142857</text:p>
          </table:table-cell>
          <table:table-cell table:formula="of:=[.AS6]/MAX([.$AS$2:.$AS$22])" office:value-type="float" office:value="0.902625820568928" calcext:value-type="float">
            <text:p>0.902625820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V6]*7.52*2+60" office:value-type="float" office:value="135.2" calcext:value-type="float">
            <text:p>135.2</text:p>
          </table:table-cell>
          <table:table-cell office:value-type="float" office:value="0.902625820568928" calcext:value-type="float">
            <text:p>0.9026258206</text:p>
          </table:table-cell>
          <table:table-cell table:formula="of:=[.AX6]/MAX([.$AS$2:.$AS$22])" office:value-type="float" office:value="1.03693338249166" calcext:value-type="float">
            <text:p>1.0369333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AVERAGE([.B7:.AQ7])" office:value-type="float" office:value="0.69047619047619" calcext:value-type="float">
            <text:p>0.6904761905</text:p>
          </table:table-cell>
          <table:table-cell table:formula="of:=[.AS7]/MAX([.$AS$2:.$AS$22])" office:value-type="float" office:value="0.793216630196936" calcext:value-type="float">
            <text:p>0.793216630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V7]*7.52*2+60" office:value-type="float" office:value="150.24" calcext:value-type="float">
            <text:p>150.24</text:p>
          </table:table-cell>
          <table:table-cell office:value-type="float" office:value="0.793216630196936" calcext:value-type="float">
            <text:p>0.7932166302</text:p>
          </table:table-cell>
          <table:table-cell table:formula="of:=[.AX7]/MAX([.$AS$2:.$AS$22])" office:value-type="float" office:value="0.911244487644183" calcext:value-type="float">
            <text:p>0.9112444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AVERAGE([.B8:.AQ8])" office:value-type="float" office:value="0.523809523809524" calcext:value-type="float">
            <text:p>0.5238095238</text:p>
          </table:table-cell>
          <table:table-cell table:formula="of:=[.AS8]/MAX([.$AS$2:.$AS$22])" office:value-type="float" office:value="0.601750547045952" calcext:value-type="float">
            <text:p>0.60175054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V8]*7.52*2+60" office:value-type="float" office:value="165.28" calcext:value-type="float">
            <text:p>165.28</text:p>
          </table:table-cell>
          <table:table-cell office:value-type="float" office:value="0.601750547045952" calcext:value-type="float">
            <text:p>0.601750547</text:p>
          </table:table-cell>
          <table:table-cell table:formula="of:=[.AX8]/MAX([.$AS$2:.$AS$22])" office:value-type="float" office:value="0.691288921661104" calcext:value-type="float">
            <text:p>0.6912889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AVERAGE([.B9:.AQ9])" office:value-type="float" office:value="0.462142857142857" calcext:value-type="float">
            <text:p>0.4621428571</text:p>
          </table:table-cell>
          <table:table-cell table:formula="of:=[.AS9]/MAX([.$AS$2:.$AS$22])" office:value-type="float" office:value="0.530908096280087" calcext:value-type="float">
            <text:p>0.530908096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V9]*7.52*2+60" office:value-type="float" office:value="180.32" calcext:value-type="float">
            <text:p>180.32</text:p>
          </table:table-cell>
          <table:table-cell office:value-type="float" office:value="0.530908096280087" calcext:value-type="float">
            <text:p>0.5309080963</text:p>
          </table:table-cell>
          <table:table-cell table:formula="of:=[.AX9]/MAX([.$AS$2:.$AS$22])" office:value-type="float" office:value="0.609905362247365" calcext:value-type="float">
            <text:p>0.6099053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AVERAGE([.B10:.AQ10])" office:value-type="float" office:value="0.30952380952381" calcext:value-type="float">
            <text:p>0.3095238095</text:p>
          </table:table-cell>
          <table:table-cell table:formula="of:=[.AS10]/MAX([.$AS$2:.$AS$22])" office:value-type="float" office:value="0.355579868708972" calcext:value-type="float">
            <text:p>0.355579868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V10]*7.52*2+60" office:value-type="float" office:value="195.36" calcext:value-type="float">
            <text:p>195.36</text:p>
          </table:table-cell>
          <table:table-cell office:value-type="float" office:value="0.355579868708972" calcext:value-type="float">
            <text:p>0.3555798687</text:p>
          </table:table-cell>
          <table:table-cell table:formula="of:=[.AX10]/MAX([.$AS$2:.$AS$22])" office:value-type="float" office:value="0.408488908254289" calcext:value-type="float">
            <text:p>0.4084889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AVERAGE([.B11:.AQ11])" office:value-type="float" office:value="0.285714285714286" calcext:value-type="float">
            <text:p>0.2857142857</text:p>
          </table:table-cell>
          <table:table-cell table:formula="of:=[.AS11]/MAX([.$AS$2:.$AS$22])" office:value-type="float" office:value="0.328227571115974" calcext:value-type="float">
            <text:p>0.32822757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V11]*7.52*2+60" office:value-type="float" office:value="210.4" calcext:value-type="float">
            <text:p>210.4</text:p>
          </table:table-cell>
          <table:table-cell office:value-type="float" office:value="0.328227571115974" calcext:value-type="float">
            <text:p>0.3282275711</text:p>
          </table:table-cell>
          <table:table-cell table:formula="of:=[.AX11]/MAX([.$AS$2:.$AS$22])" office:value-type="float" office:value="0.377066684542421" calcext:value-type="float">
            <text:p>0.3770666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AVERAGE([.B12:.AQ12])" office:value-type="float" office:value="0.428571428571429" calcext:value-type="float">
            <text:p>0.4285714286</text:p>
          </table:table-cell>
          <table:table-cell table:formula="of:=[.AS12]/MAX([.$AS$2:.$AS$22])" office:value-type="float" office:value="0.492341356673961" calcext:value-type="float">
            <text:p>0.492341356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V12]*7.52*2+60" office:value-type="float" office:value="225.44" calcext:value-type="float">
            <text:p>225.44</text:p>
          </table:table-cell>
          <table:table-cell office:value-type="float" office:value="0.492341356673961" calcext:value-type="float">
            <text:p>0.4923413567</text:p>
          </table:table-cell>
          <table:table-cell table:formula="of:=[.AX12]/MAX([.$AS$2:.$AS$22])" office:value-type="float" office:value="0.565600026813631" calcext:value-type="float">
            <text:p>0.5656000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AVERAGE([.B13:.AQ13])" office:value-type="float" office:value="0.404761904761905" calcext:value-type="float">
            <text:p>0.4047619048</text:p>
          </table:table-cell>
          <table:table-cell table:formula="of:=[.AS13]/MAX([.$AS$2:.$AS$22])" office:value-type="float" office:value="0.464989059080963" calcext:value-type="float">
            <text:p>0.464989059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V13]*7.52*2+60" office:value-type="float" office:value="240.48" calcext:value-type="float">
            <text:p>240.48</text:p>
          </table:table-cell>
          <table:table-cell office:value-type="float" office:value="0.464989059080963" calcext:value-type="float">
            <text:p>0.4649890591</text:p>
          </table:table-cell>
          <table:table-cell table:formula="of:=[.AX13]/MAX([.$AS$2:.$AS$22])" office:value-type="float" office:value="0.534177803101762" calcext:value-type="float">
            <text:p>0.5341778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AVERAGE([.B14:.AQ14])" office:value-type="float" office:value="0.301666666666667" calcext:value-type="float">
            <text:p>0.3016666667</text:p>
          </table:table-cell>
          <table:table-cell table:formula="of:=[.AS14]/MAX([.$AS$2:.$AS$22])" office:value-type="float" office:value="0.346553610503282" calcext:value-type="float">
            <text:p>0.34655361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V14]*7.52*2+60" office:value-type="float" office:value="255.52" calcext:value-type="float">
            <text:p>255.52</text:p>
          </table:table-cell>
          <table:table-cell office:value-type="float" office:value="0.346553610503282" calcext:value-type="float">
            <text:p>0.3465536105</text:p>
          </table:table-cell>
          <table:table-cell table:formula="of:=[.AX14]/MAX([.$AS$2:.$AS$22])" office:value-type="float" office:value="0.398119574429372" calcext:value-type="float">
            <text:p>0.3981195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AVERAGE([.B15:.AQ15])" office:value-type="float" office:value="0.19047619047619" calcext:value-type="float">
            <text:p>0.1904761905</text:p>
          </table:table-cell>
          <table:table-cell table:formula="of:=[.AS15]/MAX([.$AS$2:.$AS$22])" office:value-type="float" office:value="0.218818380743982" calcext:value-type="float">
            <text:p>0.218818380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V15]*7.52*2+60" office:value-type="float" office:value="270.56" calcext:value-type="float">
            <text:p>270.56</text:p>
          </table:table-cell>
          <table:table-cell office:value-type="float" office:value="0.218818380743982" calcext:value-type="float">
            <text:p>0.2188183807</text:p>
          </table:table-cell>
          <table:table-cell table:formula="of:=[.AX15]/MAX([.$AS$2:.$AS$22])" office:value-type="float" office:value="0.251377789694947" calcext:value-type="float">
            <text:p>0.2513777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AVERAGE([.B16:.AQ16])" office:value-type="float" office:value="0.19047619047619" calcext:value-type="float">
            <text:p>0.1904761905</text:p>
          </table:table-cell>
          <table:table-cell table:formula="of:=[.AS16]/MAX([.$AS$2:.$AS$22])" office:value-type="float" office:value="0.218818380743982" calcext:value-type="float">
            <text:p>0.218818380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V16]*7.52*2+60" office:value-type="float" office:value="285.6" calcext:value-type="float">
            <text:p>285.6</text:p>
          </table:table-cell>
          <table:table-cell office:value-type="float" office:value="0.218818380743982" calcext:value-type="float">
            <text:p>0.2188183807</text:p>
          </table:table-cell>
          <table:table-cell table:formula="of:=[.AX16]/MAX([.$AS$2:.$AS$22])" office:value-type="float" office:value="0.251377789694947" calcext:value-type="float">
            <text:p>0.2513777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AVERAGE([.B17:.AQ17])" office:value-type="float" office:value="0.142857142857143" calcext:value-type="float">
            <text:p>0.1428571429</text:p>
          </table:table-cell>
          <table:table-cell table:formula="of:=[.AS17]/MAX([.$AS$2:.$AS$22])" office:value-type="float" office:value="0.164113785557987" calcext:value-type="float">
            <text:p>0.16411378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V17]*7.52*2+60" office:value-type="float" office:value="300.64" calcext:value-type="float">
            <text:p>300.64</text:p>
          </table:table-cell>
          <table:table-cell office:value-type="float" office:value="0.164113785557987" calcext:value-type="float">
            <text:p>0.1641137856</text:p>
          </table:table-cell>
          <table:table-cell table:formula="of:=[.AX17]/MAX([.$AS$2:.$AS$22])" office:value-type="float" office:value="0.18853334227121" calcext:value-type="float">
            <text:p>0.18853334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AVERAGE([.B18:.AQ18])" office:value-type="float" office:value="0.0476190476190476" calcext:value-type="float">
            <text:p>0.0476190476</text:p>
          </table:table-cell>
          <table:table-cell table:formula="of:=[.AS18]/MAX([.$AS$2:.$AS$22])" office:value-type="float" office:value="0.0547045951859956" calcext:value-type="float">
            <text:p>0.054704595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V18]*7.52*2+60" office:value-type="float" office:value="315.68" calcext:value-type="float">
            <text:p>315.68</text:p>
          </table:table-cell>
          <table:table-cell office:value-type="float" office:value="0.0547045951859956" calcext:value-type="float">
            <text:p>0.0547045952</text:p>
          </table:table-cell>
          <table:table-cell table:formula="of:=[.AX18]/MAX([.$AS$2:.$AS$22])" office:value-type="float" office:value="0.0628444474237368" calcext:value-type="float">
            <text:p>0.06284444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AVERAGE([.B19:.AQ19])" office:value-type="float" office:value="0.0952380952380952" calcext:value-type="float">
            <text:p>0.0952380952</text:p>
          </table:table-cell>
          <table:table-cell table:formula="of:=[.AS19]/MAX([.$AS$2:.$AS$22])" office:value-type="float" office:value="0.109409190371991" calcext:value-type="float">
            <text:p>0.109409190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V19]*7.52*2+60" office:value-type="float" office:value="330.72" calcext:value-type="float">
            <text:p>330.72</text:p>
          </table:table-cell>
          <table:table-cell office:value-type="float" office:value="0.109409190371991" calcext:value-type="float">
            <text:p>0.1094091904</text:p>
          </table:table-cell>
          <table:table-cell table:formula="of:=[.AX19]/MAX([.$AS$2:.$AS$22])" office:value-type="float" office:value="0.125688894847474" calcext:value-type="float">
            <text:p>0.1256888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AVERAGE([.B20:.AQ20])" office:value-type="float" office:value="0.119047619047619" calcext:value-type="float">
            <text:p>0.119047619</text:p>
          </table:table-cell>
          <table:table-cell table:formula="of:=[.AS20]/MAX([.$AS$2:.$AS$22])" office:value-type="float" office:value="0.136761487964989" calcext:value-type="float">
            <text:p>0.13676148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V20]*7.52*2+60" office:value-type="float" office:value="345.76" calcext:value-type="float">
            <text:p>345.76</text:p>
          </table:table-cell>
          <table:table-cell office:value-type="float" office:value="0.136761487964989" calcext:value-type="float">
            <text:p>0.136761488</text:p>
          </table:table-cell>
          <table:table-cell table:formula="of:=[.AX20]/MAX([.$AS$2:.$AS$22])" office:value-type="float" office:value="0.157111118559342" calcext:value-type="float">
            <text:p>0.1571111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AVERAGE([.B21:.AQ21])" office:value-type="float" office:value="0.119047619047619" calcext:value-type="float">
            <text:p>0.119047619</text:p>
          </table:table-cell>
          <table:table-cell table:formula="of:=[.AS21]/MAX([.$AS$2:.$AS$22])" office:value-type="float" office:value="0.136761487964989" calcext:value-type="float">
            <text:p>0.13676148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V21]*7.52*2+60" office:value-type="float" office:value="360.8" calcext:value-type="float">
            <text:p>360.8</text:p>
          </table:table-cell>
          <table:table-cell office:value-type="float" office:value="0.136761487964989" calcext:value-type="float">
            <text:p>0.136761488</text:p>
          </table:table-cell>
          <table:table-cell table:formula="of:=[.AX21]/MAX([.$AS$2:.$AS$22])" office:value-type="float" office:value="0.157111118559342" calcext:value-type="float">
            <text:p>0.1571111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42" office:value-type="float" office:value="0" calcext:value-type="float">
            <text:p>0</text:p>
          </table:table-cell>
          <table:table-cell table:formula="of:=AVERAGE([.B22:.AQ22])" office:value-type="float" office:value="0.0147619047619048" calcext:value-type="float">
            <text:p>0.0147619048</text:p>
          </table:table-cell>
          <table:table-cell table:formula="of:=[.AS22]/MAX([.$AS$2:.$AS$22])" office:value-type="float" office:value="0.0169584245076586" calcext:value-type="float">
            <text:p>0.016958424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V22]*7.52*2+60" office:value-type="float" office:value="375.84" calcext:value-type="float">
            <text:p>375.84</text:p>
          </table:table-cell>
          <table:table-cell office:value-type="float" office:value="0.0169584245076586" calcext:value-type="float">
            <text:p>0.0169584245</text:p>
          </table:table-cell>
          <table:table-cell table:formula="of:=[.AX22]/MAX([.$AS$2:.$AS$22])" office:value-type="float" office:value="0.0194817787013584" calcext:value-type="float">
            <text:p>0.0194817787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23:.AQ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24:.AQ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25:.AQ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26:.AQ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27:.AQ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28:.AQ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29:.AQ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0:.AQ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1:.AQ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2:.AQ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3:.AQ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4:.AQ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5:.AQ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6:.AQ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7:.AQ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8:.AQ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39:.AQ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40:.AQ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41:.AQ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42:.AQ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43:.AQ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formula="of:=AVERAGE([.B44:.AQ44])"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test.A1:test.AR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5:57:48.763750369</dc:date>
    <meta:editing-duration>PT11M25S</meta:editing-duration>
    <meta:editing-cycles>1</meta:editing-cycles>
    <meta:document-statistic meta:table-count="1" meta:cell-count="208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2.995cm" svg:y="4.203cm" style:legend-expansion="high" chart:style-name="ch2"/>
        <chart:plot-area chart:style-name="ch3" table:cell-range-address="test.AT2:test.AT22" svg:x="0.32cm" svg:y="0.18cm" svg:width="12.355cm" svg:height="8.645cm">
          <chartooo:coordinate-region svg:x="1.047cm" svg:y="0.38cm" svg:width="11.44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T2:test.AT22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943107221007">
                <text:p>0.917943107221007</text:p>
                <draw:g>
                  <svg:desc>test.AT2:test.AT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7330415754923">
                <text:p>0.957330415754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2625820568928">
                <text:p>0.902625820568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2625820568928">
                <text:p>0.902625820568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3216630196936">
                <text:p>0.79321663019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750547045952">
                <text:p>0.601750547045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0908096280087">
                <text:p>0.530908096280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5579868708972">
                <text:p>0.355579868708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8227571115974">
                <text:p>0.328227571115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2341356673961">
                <text:p>0.492341356673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989059080963">
                <text:p>0.464989059080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6553610503282">
                <text:p>0.346553610503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8818380743982">
                <text:p>0.218818380743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818380743982">
                <text:p>0.218818380743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4113785557987">
                <text:p>0.164113785557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47045951859956">
                <text:p>0.054704595185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9409190371991">
                <text:p>0.109409190371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6761487964989">
                <text:p>0.13676148796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6761487964989">
                <text:p>0.136761487964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69584245076586">
                <text:p>0.0169584245076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test.AW2:test.AX22" svg:x="0.32cm" svg:y="0.18cm" svg:width="11.053cm" svg:height="8.64cm">
          <chartooo:coordinate-region svg:x="1.047cm" svg:y="0.38cm" svg:width="10.04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X2:test.AX22" chart:class="chart:scatter">
            <chart:domain table:cell-range-address="test.AW2:test.AW22"/>
            <chart:regression-curve chart:style-name="ch7">
              <chart:equation chart:display-equation="true" chart:display-r-square="true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04">
                <text:p>75.04</text:p>
                <draw:g>
                  <svg:desc>test.AW2:test.AW22</svg:desc>
                </draw:g>
              </table:table-cell>
              <table:table-cell office:value-type="float" office:value="0.917943107221007">
                <text:p>0.917943107221007</text:p>
                <draw:g>
                  <svg:desc>test.AX2:test.AX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08">
                <text:p>90.08</text:p>
              </table:table-cell>
              <table:table-cell office:value-type="float" office:value="0.957330415754923">
                <text:p>0.957330415754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.12">
                <text:p>105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16">
                <text:p>120.16</text:p>
              </table:table-cell>
              <table:table-cell office:value-type="float" office:value="0.902625820568928">
                <text:p>0.902625820568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.2">
                <text:p>135.2</text:p>
              </table:table-cell>
              <table:table-cell office:value-type="float" office:value="0.902625820568928">
                <text:p>0.902625820568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.24">
                <text:p>150.24</text:p>
              </table:table-cell>
              <table:table-cell office:value-type="float" office:value="0.793216630196936">
                <text:p>0.79321663019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.28">
                <text:p>165.28</text:p>
              </table:table-cell>
              <table:table-cell office:value-type="float" office:value="0.601750547045952">
                <text:p>0.601750547045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.32">
                <text:p>180.32</text:p>
              </table:table-cell>
              <table:table-cell office:value-type="float" office:value="0.530908096280087">
                <text:p>0.530908096280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.36">
                <text:p>195.36</text:p>
              </table:table-cell>
              <table:table-cell office:value-type="float" office:value="0.355579868708972">
                <text:p>0.355579868708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.4">
                <text:p>210.4</text:p>
              </table:table-cell>
              <table:table-cell office:value-type="float" office:value="0.328227571115974">
                <text:p>0.328227571115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.44">
                <text:p>225.44</text:p>
              </table:table-cell>
              <table:table-cell office:value-type="float" office:value="0.492341356673961">
                <text:p>0.492341356673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48">
                <text:p>240.48</text:p>
              </table:table-cell>
              <table:table-cell office:value-type="float" office:value="0.464989059080963">
                <text:p>0.464989059080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.52">
                <text:p>255.52</text:p>
              </table:table-cell>
              <table:table-cell office:value-type="float" office:value="0.346553610503282">
                <text:p>0.346553610503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.56">
                <text:p>270.56</text:p>
              </table:table-cell>
              <table:table-cell office:value-type="float" office:value="0.218818380743982">
                <text:p>0.218818380743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.6">
                <text:p>285.6</text:p>
              </table:table-cell>
              <table:table-cell office:value-type="float" office:value="0.218818380743982">
                <text:p>0.218818380743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.64">
                <text:p>300.64</text:p>
              </table:table-cell>
              <table:table-cell office:value-type="float" office:value="0.164113785557987">
                <text:p>0.164113785557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.68">
                <text:p>315.68</text:p>
              </table:table-cell>
              <table:table-cell office:value-type="float" office:value="0.0547045951859956">
                <text:p>0.054704595185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.72">
                <text:p>330.72</text:p>
              </table:table-cell>
              <table:table-cell office:value-type="float" office:value="0.109409190371991">
                <text:p>0.109409190371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5.76">
                <text:p>345.76</text:p>
              </table:table-cell>
              <table:table-cell office:value-type="float" office:value="0.136761487964989">
                <text:p>0.13676148796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.8">
                <text:p>360.8</text:p>
              </table:table-cell>
              <table:table-cell office:value-type="float" office:value="0.136761487964989">
                <text:p>0.136761487964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.84">
                <text:p>375.84</text:p>
              </table:table-cell>
              <table:table-cell office:value-type="float" office:value="0.0169584245076586">
                <text:p>0.0169584245076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